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5cm" fo:min-width="0.98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8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62cm" fo:min-width="1.7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22cm" fo:min-width="1.787cm"/>
      <style:paragraph-properties style:writing-mode="lr-tb"/>
    </style:style>
    <style:style style:name="gr5" style:family="graphic" style:parent-style-name="objectwithoutfill">
      <style:graphic-properties svg:stroke-width="0.025cm" draw:marker-start-width="0.229cm" draw:marker-end="Arrowheads_20_1" draw:marker-end-width="0.152cm" draw:fill="none" draw:textarea-vertical-align="middle" fo:padding-top="0.122cm" fo:padding-bottom="0.122cm" fo:padding-left="0.247cm" fo:padding-right="0.247cm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draw:marker-end="Arrowheads_20_3" draw:marker-end-width="0.152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82cm" fo:min-width="0.99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46cm" svg:height="0.601cm" svg:x="0.447cm" svg:y="0.13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2.286cm" svg:height="0.707cm" svg:x="0.127cm" svg:y="1.098cm">
          <text:p text:style-name="P1">x, 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2.286cm" svg:height="0.712cm" svg:x="0.127cm" svg:y="2.186cm">
          <text:p text:style-name="P1">m = (x+y)/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2.286cm" svg:height="0.711cm" svg:x="0.127cm" svg:y="3.287cm">
          <text:p text:style-name="P1">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1.27cm" svg:y1="0.736cm" svg:x2="1.27cm" svg:y2="1.098cm" draw:start-shape="id1" draw:start-glue-point="6" draw:end-shape="id2" draw:end-glue-point="5" svg:d="M1270 736v362" svg:viewBox="0 0 1 363">
          <text:p/>
        </draw:connector>
        <draw:connector draw:style-name="gr6" draw:text-style-name="P2" draw:layer="layout" draw:type="line" svg:x1="1.27cm" svg:y1="1.805cm" svg:x2="1.27cm" svg:y2="2.186cm" draw:start-shape="id2" draw:start-glue-point="8" draw:end-shape="id3" draw:end-glue-point="4" svg:d="M1270 1805v381" svg:viewBox="0 0 1 382">
          <text:p/>
        </draw:connector>
        <draw:connector draw:style-name="gr7" draw:text-style-name="P2" draw:layer="layout" draw:type="line" svg:x1="1.27cm" svg:y1="2.898cm" svg:x2="1.27cm" svg:y2="3.287cm" draw:start-shape="id3" draw:start-glue-point="6" draw:end-shape="id4" draw:end-glue-point="4" svg:d="M1270 2898v389" svg:viewBox="0 0 1 390">
          <text:p/>
        </draw:connector>
        <draw:custom-shape draw:style-name="gr8" draw:text-style-name="P1" xml:id="id5" draw:id="id5" draw:layer="layout" svg:width="1.652cm" svg:height="0.61cm" svg:x="0.444cm" svg:y="4.336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draw:type="line" svg:x1="1.27cm" svg:y1="3.956cm" svg:x2="1.27cm" svg:y2="4.336cm" draw:start-shape="id4" draw:start-glue-point="6" draw:end-shape="id5" draw:end-glue-point="4" svg:d="M1270 3956v380" svg:viewBox="0 0 1 3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Regular" style:font-family-generic="modern" style:font-pitch="fixed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12-11T16:47:20.047092789</dc:date>
    <meta:editing-duration>PT25M29S</meta:editing-duration>
    <meta:editing-cycles>7</meta:editing-cycles>
    <meta:generator>LibreOffice/7.3.7.2$Linux_X86_64 LibreOffice_project/30$Build-2</meta:generator>
    <meta:document-statistic meta:object-count="9"/>
  </office:meta>
</office:document-meta>
</file>